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212cm" fo:min-width="4.925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081cm" fo:min-width="5.501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081cm" fo:min-width="6.601cm"/>
      <style:paragraph-properties style:writing-mode="lr-tb"/>
    </style:style>
    <style:style style:name="gr4" style:family="graphic" style:parent-style-name="standard">
      <style:graphic-properties svg:stroke-color="#ffffff" draw:fill-color="#000000" draw:textarea-horizontal-align="justify" draw:textarea-vertical-align="top" draw:auto-grow-height="false" fo:min-height="14.567cm" fo:min-width="6.505cm"/>
      <style:paragraph-properties style:writing-mode="lr-tb"/>
    </style:style>
    <style:style style:name="gr5" style:family="graphic" style:parent-style-name="objectwithoutfill">
      <style:graphic-properties draw:stroke="solid" draw:stroke-dash="Dash" svg:stroke-width="0.2cm" svg:stroke-color="#808080" draw:marker-start-width="0.5cm" draw:marker-end="Arrowheads_20_1" draw:marker-end-width="0.6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color="#c0c0c0" draw:fill-color="#c0c0c0" draw:textarea-horizontal-align="justify" draw:textarea-vertical-align="middle" draw:auto-grow-height="false" fo:min-height="1.219cm" fo:min-width="4.12cm"/>
      <style:paragraph-properties style:writing-mode="lr-tb"/>
    </style:style>
    <style:style style:name="gr7" style:family="graphic" style:parent-style-name="standard">
      <style:graphic-properties svg:stroke-color="#000000" draw:fill-color="#808080" draw:textarea-horizontal-align="justify" draw:textarea-vertical-align="middle" draw:auto-grow-height="false" fo:min-height="1.975cm" fo:min-width="2.992cm"/>
      <style:paragraph-properties style:writing-mode="lr-tb"/>
    </style:style>
    <style:style style:name="gr8" style:family="graphic" style:parent-style-name="standard">
      <style:graphic-properties svg:stroke-color="#c0c0c0" draw:fill-color="#c0c0c0" draw:textarea-horizontal-align="justify" draw:textarea-vertical-align="middle" draw:auto-grow-height="false" fo:min-height="1.76cm" fo:min-width="4.611cm"/>
      <style:paragraph-properties style:writing-mode="lr-tb"/>
    </style:style>
    <style:style style:name="gr9" style:family="graphic" style:parent-style-name="standard">
      <style:graphic-properties draw:stroke="solid" draw:stroke-dash="Long_20_Dash" svg:stroke-width="0cm" svg:stroke-color="#000000" draw:marker-start-width="0.2cm" draw:marker-end-width="0.2cm" draw:fill-color="#808080" draw:textarea-horizontal-align="justify" draw:textarea-vertical-align="middle" draw:auto-grow-height="false" fo:min-height="2.536cm" fo:min-width="3.134cm" fo:padding-top="0.125cm" fo:padding-bottom="0.125cm" fo:padding-left="0.25cm" fo:padding-right="0.25cm"/>
      <style:paragraph-properties style:writing-mode="lr-tb"/>
    </style:style>
    <style:style style:name="gr10" style:family="graphic" style:parent-style-name="objectwithoutfill">
      <style:graphic-properties draw:stroke="solid" draw:stroke-dash="Dash" svg:stroke-width="0.2cm" svg:stroke-color="#000000" draw:marker-start-width="0.5cm" draw:marker-end="Arrowheads_20_1" draw:marker-end-width="0.6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40pt" fo:font-weight="bold" style:font-weight-asian="bold" style:font-weight-complex="600"/>
    </style:style>
    <style:style style:name="P4" style:family="paragraph">
      <loext:graphic-properties draw:fill-color="#000000"/>
      <style:paragraph-properties fo:text-align="center" style:writing-mode="lr-tb"/>
      <style:text-properties fo:font-size="40pt" fo:font-weight="bold" style:font-weight-asian="bold" style:font-weight-complex="600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c0c0c0"/>
      <style:paragraph-properties fo:text-align="center" style:writing-mode="lr-tb"/>
    </style:style>
    <style:style style:name="P7" style:family="paragraph">
      <loext:graphic-properties draw:fill-color="#808080"/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loext:graphic-properties draw:fill-color="#808080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40pt" fo:font-weight="bold" style:font-weight-asian="bold" style:font-weight-complex="600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cm" svg:height="5.188cm" svg:x="7.962cm" svg:y="0.588cm">
          <text:p text:style-name="P1">Full length</text:p>
          <text:p text:style-name="P1">Bulk</text:p>
          <text:p text:style-name="P1">RNA-seq</text:p>
          <text:p text:style-name="P1">BAM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2" draw:layer="layout" svg:width="6cm" svg:height="2.9cm" svg:x="0.814cm" svg:y="1.888cm">
          <text:p text:style-name="P1">Main</text:p>
          <text:p text:style-name="P1">Gene annotations</text:p>
          <text:p text:style-name="P1">fil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2" draw:layer="layout" svg:width="7.1cm" svg:height="2.9cm" svg:x="7.862cm" svg:y="22.988cm">
          <text:p text:style-name="P1">Gene annotations file</text:p>
          <text:p text:style-name="P1">with evidence-based</text:p>
          <text:p text:style-name="P1">3’UTR extension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4" draw:layer="layout" svg:width="13.9cm" svg:height="16.1cm" svg:x="4.362cm" svg:y="6.288cm">
          <text:p text:style-name="P3"><text:span text:style-name="T1">BREW3R</text:span></text:p>
          <draw:enhanced-geometry svg:viewBox="0 0 21600 21600" draw:text-areas="?f0 0 ?f2 ?f5" draw:type="down-arrow" draw:modifiers="18183.1190609279 5357.6577224660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" draw:text-style-name="P5" draw:layer="layout" svg:x1="7.762cm" svg:y1="17.688cm" svg:x2="9.362cm" svg:y2="18.988cm">
          <text:p/>
        </draw:line>
        <draw:custom-shape draw:style-name="gr6" draw:text-style-name="P6" draw:layer="layout" svg:width="5.365cm" svg:height="2.2cm" svg:x="8.697cm" svg:y="10.688cm">
          <text:p text:style-name="P1">De novo gene annotation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7" draw:text-style-name="P7" draw:layer="layout" svg:width="6.982cm" svg:height="2.542cm" draw:transform="skewX (-0.00244346095279206) translate (7.862cm 8.046cm)">
          <text:p text:style-name="P1">StringTie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5.11cm" svg:height="2.5cm" svg:x="8.662cm" svg:y="15.788cm">
          <text:p text:style-name="P1">Merged de novo</text:p>
          <text:p text:style-name="P1">gene annotations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7" draw:layer="layout" svg:width="6.982cm" svg:height="2.542cm" draw:transform="skewX (-0.00244346095279206) translate (7.874cm 13.088cm)">
          <text:p text:style-name="P1">StringTie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9" draw:layer="layout" svg:width="5.424cm" svg:height="3.288cm" draw:transform="skewX (0.00296705972839036) translate (8.629cm 18.488cm)">
          <text:p text:style-name="P8"><text:span text:style-name="T2">BREW3R.r</text:span></text:p>
          <draw:enhanced-geometry svg:viewBox="0 0 21600 21600" draw:text-areas="?f0 0 ?f2 ?f5" draw:type="down-arrow" draw:modifiers="16675.4325259516 3565.259348612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0" draw:text-style-name="P10" draw:layer="layout" svg:x1="4.314cm" svg:y1="4.388cm" svg:x2="7.662cm" svg:y2="17.38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88cm" fo:margin-bottom="0.807cm" fo:margin-left="0.462cm" fo:margin-right="0.997cm" fo:page-width="19.05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Lucille Delisle</meta:initial-creator>
    <meta:creation-date>2023-07-25T08:49:26.881331227</meta:creation-date>
    <dc:date>2024-06-07T12:54:42.744675390</dc:date>
    <meta:editing-duration>PT3H57M8S</meta:editing-duration>
    <meta:editing-cycles>17</meta:editing-cycles>
    <meta:generator>LibreOffice/7.3.7.2$Linux_X86_64 LibreOffice_project/30$Build-2</meta:generator>
    <meta:document-statistic meta:object-count="11"/>
  </office:meta>
</office:document-meta>
</file>